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71">
            <text:p>1371</text:p>
          </table:table-cell>
          <table:table-cell table:style-name="ce11"/>
          <table:table-cell table:style-name="ce11" office:value-type="float" office:value="67">
            <text:p>6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87">
            <text:p>168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272">
            <text:p>1272</text:p>
          </table:table-cell>
          <table:table-cell table:style-name="ce11"/>
          <table:table-cell table:style-name="ce11" office:value-type="float" office:value="72">
            <text:p>7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720">
            <text:p>172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Default" office:value-type="float" office:value="1362">
            <text:p>1362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827">
            <text:p>182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284">
            <text:p>1284</text:p>
          </table:table-cell>
          <table:table-cell table:style-name="ce11"/>
          <table:table-cell table:style-name="ce11" office:value-type="float" office:value="93">
            <text:p>9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813">
            <text:p>181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105">
            <text:p>1105</text:p>
          </table:table-cell>
          <table:table-cell table:style-name="ce11"/>
          <table:table-cell table:style-name="ce11" office:value-type="float" office:value="53">
            <text:p>5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66">
            <text:p>166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969">
            <text:p>969</text:p>
          </table:table-cell>
          <table:table-cell table:style-name="ce11"/>
          <table:table-cell table:style-name="ce11" office:value-type="float" office:value="119">
            <text:p>11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926">
            <text:p>926</text:p>
          </table:table-cell>
          <table:table-cell table:style-name="ce11"/>
          <table:table-cell table:style-name="ce11" office:value-type="float" office:value="84">
            <text:p>8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0">
            <text:p>0</text:p>
          </table:table-cell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289">
            <text:p>289</text:p>
          </table:table-cell>
          <table:table-cell table:style-name="ce11"/>
          <table:table-cell office:value-type="float" office:value="126">
            <text:p>126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5:29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